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squisa de Mercad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sso Foco Atu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dutos alimentícios manufaturados, embalados e entregados na porta do consumidor</text:p>
              </text:list-item>
              <text:list-item>
                <text:p>Por exemplo:</text:p>
                <text:list>
                  <text:list-item>
                    <text:p>Pizzarias</text:p>
                  </text:list-item>
                  <text:list-item>
                    <text:p>Hamburguerias</text:p>
                  </text:list-item>
                  <text:list-item>
                    <text:p>Delivery no g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os de Pesquis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r produto</text:p>
              </text:list-item>
              <text:list-item>
                <text:p>Por finalidade</text:p>
              </text:list-item>
              <text:list-item>
                <text:p>Por momento</text:p>
              </text:list-item>
              <text:list-item>
                <text:p>Formas</text:p>
                <text:list>
                  <text:list-item>
                    <text:p>E-mail</text:p>
                  </text:list-item>
                  <text:list-item>
                    <text:p>Papel</text:p>
                  </text:list-item>
                  <text:list-item>
                    <text:p>Celular</text:p>
                  </text:list-item>
                  <text:list-item>
                    <text:p>Campanh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o 1 – Junto com lanch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20:45:29.698264105</meta:creation-date>
    <dc:date>2017-03-27T01:32:18.359666625</dc:date>
    <meta:editing-duration>PT4H46M50S</meta:editing-duration>
    <meta:editing-cycles>3</meta:editing-cycles>
    <meta:generator>LibreOffice/5.1.4.2$Linux_X86_64 LibreOffice_project/10m0$Build-2</meta:generator>
    <meta:document-statistic meta:object-count="37"/>
  </office:meta>
</office:document-meta>
</file>